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333333" officeooo:paragraph-rsid="0028af00"/>
    </style:style>
    <style:style style:name="P2" style:family="paragraph" style:parent-style-name="Standard">
      <style:paragraph-properties fo:text-align="center" style:justify-single-word="false"/>
      <style:text-properties fo:color="#333333" fo:font-size="10pt" officeooo:rsid="0027fec3" officeooo:paragraph-rsid="0028af00" style:font-size-asian="10pt" style:font-size-complex="10pt"/>
    </style:style>
    <style:style style:name="P3" style:family="paragraph" style:parent-style-name="Standard">
      <style:paragraph-properties fo:text-align="center" style:justify-single-word="false"/>
      <style:text-properties fo:font-size="20pt" officeooo:rsid="0017e97f" officeooo:paragraph-rsid="0017e97f" style:font-size-asian="20pt" style:font-size-complex="20pt"/>
    </style:style>
    <style:style style:name="P4" style:family="paragraph" style:parent-style-name="Standard">
      <style:paragraph-properties fo:text-align="center" style:justify-single-word="false"/>
      <style:text-properties fo:font-size="14pt" officeooo:rsid="0017e97f" officeooo:paragraph-rsid="0017e97f" style:font-size-asian="14pt" style:font-size-complex="14pt"/>
    </style:style>
    <style:style style:name="P5" style:family="paragraph" style:parent-style-name="Standard">
      <style:text-properties officeooo:paragraph-rsid="001c3f5a"/>
    </style:style>
    <style:style style:name="P6" style:family="paragraph" style:parent-style-name="Standard">
      <style:text-properties officeooo:rsid="001b33fe" officeooo:paragraph-rsid="001c3f5a"/>
    </style:style>
    <style:style style:name="P7" style:family="paragraph" style:parent-style-name="Standard">
      <style:paragraph-properties fo:text-align="center" style:justify-single-word="false"/>
      <style:text-properties fo:font-size="12pt" officeooo:rsid="0017e97f" officeooo:paragraph-rsid="0017e97f" style:font-size-asian="12pt" style:font-size-complex="12pt"/>
    </style:style>
    <style:style style:name="P8" style:family="paragraph" style:parent-style-name="Standard">
      <style:paragraph-properties fo:text-align="center" style:justify-single-word="false"/>
      <style:text-properties fo:font-size="12pt" officeooo:rsid="0017e97f" officeooo:paragraph-rsid="001f5432" style:font-size-asian="12pt" style:font-size-complex="12pt"/>
    </style:style>
    <style:style style:name="P9" style:family="paragraph" style:parent-style-name="Standard">
      <style:paragraph-properties fo:text-align="center" style:justify-single-word="false"/>
      <style:text-properties fo:font-size="12pt" officeooo:rsid="001f5432" officeooo:paragraph-rsid="001f5432" style:font-size-asian="12pt" style:font-size-complex="12pt"/>
    </style:style>
    <style:style style:name="P10" style:family="paragraph" style:parent-style-name="Standard">
      <style:text-properties officeooo:rsid="001e8d2d" officeooo:paragraph-rsid="001c3f5a"/>
    </style:style>
    <style:style style:name="P11" style:family="paragraph" style:parent-style-name="Standard">
      <style:text-properties officeooo:rsid="001e8d2d" officeooo:paragraph-rsid="001e8d2d"/>
    </style:style>
    <style:style style:name="P12" style:family="paragraph" style:parent-style-name="Standard">
      <style:paragraph-properties fo:text-align="center" style:justify-single-word="false"/>
      <style:text-properties officeooo:rsid="001f5432" officeooo:paragraph-rsid="001f5432"/>
    </style:style>
    <style:style style:name="P13" style:family="paragraph" style:parent-style-name="Standard">
      <style:text-properties officeooo:paragraph-rsid="0027fec3"/>
    </style:style>
    <style:style style:name="P14" style:family="paragraph" style:parent-style-name="Standard">
      <style:text-properties style:text-underline-style="solid" style:text-underline-width="auto" style:text-underline-color="font-color" officeooo:rsid="002e03d3" officeooo:paragraph-rsid="002e03d3"/>
    </style:style>
    <style:style style:name="P15" style:family="paragraph" style:parent-style-name="Standard">
      <style:text-properties style:text-underline-style="solid" style:text-underline-width="auto" style:text-underline-color="font-color" officeooo:rsid="0027fec3" officeooo:paragraph-rsid="0027fec3"/>
    </style:style>
    <style:style style:name="P16" style:family="paragraph" style:parent-style-name="Standard">
      <style:text-properties officeooo:paragraph-rsid="0037b26f"/>
    </style:style>
    <style:style style:name="P17" style:family="paragraph" style:parent-style-name="Standard">
      <style:text-properties officeooo:paragraph-rsid="00478dfe"/>
    </style:style>
    <style:style style:name="P18" style:family="paragraph" style:parent-style-name="Standard">
      <style:text-properties officeooo:rsid="0017e97f" officeooo:paragraph-rsid="0017e97f"/>
    </style:style>
    <style:style style:name="P19" style:family="paragraph" style:parent-style-name="Standard">
      <style:text-properties officeooo:rsid="00185d5b" officeooo:paragraph-rsid="0037b26f"/>
    </style:style>
    <style:style style:name="P20" style:family="paragraph" style:parent-style-name="Standard">
      <style:text-properties officeooo:rsid="002e03d3" officeooo:paragraph-rsid="002e03d3"/>
    </style:style>
    <style:style style:name="P21" style:family="paragraph" style:parent-style-name="Standard">
      <style:text-properties officeooo:rsid="0048bce1" officeooo:paragraph-rsid="0048bce1"/>
    </style:style>
    <style:style style:name="T1" style:family="text">
      <style:text-properties fo:font-size="10pt" officeooo:rsid="0027fec3" style:font-size-asian="10pt" style:font-size-complex="10pt"/>
    </style:style>
    <style:style style:name="T2" style:family="text">
      <style:text-properties fo:font-size="10pt" officeooo:rsid="0028af00" style:font-size-asian="10pt" style:font-size-complex="10pt"/>
    </style:style>
    <style:style style:name="T3" style:family="text">
      <style:text-properties officeooo:rsid="004ec86d"/>
    </style:style>
    <style:style style:name="T4" style:family="text">
      <style:text-properties officeooo:rsid="00185d5b"/>
    </style:style>
    <style:style style:name="T5" style:family="text">
      <style:text-properties officeooo:rsid="001b33fe"/>
    </style:style>
    <style:style style:name="T6" style:family="text">
      <style:text-properties officeooo:rsid="001e8d2d"/>
    </style:style>
    <style:style style:name="T7" style:family="text">
      <style:text-properties officeooo:rsid="001ec9fe"/>
    </style:style>
    <style:style style:name="T8" style:family="text">
      <style:text-properties officeooo:rsid="001ff877"/>
    </style:style>
    <style:style style:name="T9" style:family="text">
      <style:text-properties officeooo:rsid="002099a4"/>
    </style:style>
    <style:style style:name="T10" style:family="text">
      <style:text-properties officeooo:rsid="00223756"/>
    </style:style>
    <style:style style:name="T11" style:family="text">
      <style:text-properties officeooo:rsid="00226085"/>
    </style:style>
    <style:style style:name="T12" style:family="text">
      <style:text-properties fo:font-style="italic"/>
    </style:style>
    <style:style style:name="T13" style:family="text">
      <style:text-properties officeooo:rsid="002b7a17"/>
    </style:style>
    <style:style style:name="T14" style:family="text">
      <style:text-properties officeooo:rsid="002e8610"/>
    </style:style>
    <style:style style:name="T15" style:family="text">
      <style:text-properties officeooo:rsid="00464c25"/>
    </style:style>
    <style:style style:name="T16" style:family="text">
      <style:text-properties fo:font-style="normal" style:font-style-asian="normal" style:font-style-complex="normal"/>
    </style:style>
    <style:style style:name="T17" style:family="text">
      <style:text-properties officeooo:rsid="0049444c"/>
    </style:style>
    <style:style style:name="T18" style:family="text">
      <style:text-properties officeooo:rsid="004c24ac"/>
    </style:style>
    <style:style style:name="T19" style:family="text">
      <style:text-properties officeooo:rsid="004d8ec6"/>
    </style:style>
    <style:style style:name="T20" style:family="text">
      <style:text-properties officeooo:rsid="0051c24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5">A Practical Application of</text:span> Machine Learning-Based Classification Techniques to <text:span text:style-name="T19">Proactively </text:span>Identify <text:span text:style-name="T4">Insider Threats</text:span></text:p>
      <text:p text:style-name="P4"/>
      <text:p text:style-name="P4"/>
      <text:p text:style-name="P7">Joshua D. Bowen</text:p>
      <text:p text:style-name="P8">Northern Arizona University</text:p>
      <text:p text:style-name="P9"><text:span text:style-name="T17">Prescott Valley</text:span> Campus</text:p>
      <text:p text:style-name="P9"/>
      <text:p text:style-name="P9">Proposal for the Arizona / Nevada Academy of Sciences</text:p>
      <text:p text:style-name="P12">April 1, 2017</text:p>
      <text:p text:style-name="P18"/>
      <text:p text:style-name="P19"><text:span text:style-name="T18">Insider incidents are on the rise, just like the high-profile security breaches such as Snowden, t</text:span>housands of in<text:span text:style-name="T18">sider-perpetrated</text:span> security breaches occur in United States businesses every day. While current commercial software can monitor, log, and prevent access to designated files and directories, it remains difficult to predict and prevent unauthorized insider usage. Due to the gaps in research in this area, the focus of this study is to more accurately predict insider threats within a terminal environment.</text:p>
      <text:p text:style-name="P16"/>
      <text:p text:style-name="P16"><text:span text:style-name="T4">Linux was chosen specifically because of its ubiquity on commercial servers around the globe. <text:s/>Amazon’s Machine Learning (AML) service</text:span> <text:span text:style-name="T8">has been selected to analyze the data, reduce the necessary computing power, and to minimize human factors considerations in the design of the machine learning architecture. A</text:span>ML uses multinomial logistic regression <text:span text:style-name="T5">for multi-class classification and uses</text:span> <text:span text:style-name="T6">the s</text:span>tochastic <text:span text:style-name="T6">g</text:span>radient <text:span text:style-name="T6">d</text:span>escent <text:span text:style-name="T5">optimization technique. </text:span></text:p>
      <text:p text:style-name="P5"/>
      <text:p text:style-name="P6"><text:span text:style-name="T9">The method adapted is to utilize the AML software, it </text:span>will <text:span text:style-name="T10">be trained on a dataset comprised of normal user situations, crafted mistakes, and malicious activity</text:span>. <text:span text:style-name="T10">After providing the training dataset, the software will </text:span>be <text:span text:style-name="T11">instructed</text:span> to make predictions against similar datasets to verify accuracy. It will then be tested against a human actor that will simulate multiple different roles, <text:span text:style-name="T18">and</text:span> test predictions in a <text:span text:style-name="T7">high-fidelity simulation</text:span>. </text:p>
      <text:p text:style-name="P10"/>
      <text:p text:style-name="P11">I<text:span text:style-name="T14">n result, should</text:span> it <text:span text:style-name="T14">be</text:span> demonstrated that ML software can accurately identify and predict insider threats, this research could be a foundation for future cyber security software architectures. <text:span text:style-name="T14">Other opportunities for research in this area would include ML applications in intruder and malware detection.</text:span></text:p>
      <text:p text:style-name="P13"/>
      <text:p text:style-name="P13"/>
      <text:p text:style-name="P15">Preliminary References</text:p>
      <text:p text:style-name="P17">“Grand Theft Data.” <text:span text:style-name="T12">Encyclopedia of Media Violence</text:span>, 2015, doi:10.4135/9781452299655.n76. </text:p>
      <text:p text:style-name="P13"/>
      <text:p text:style-name="P13">“Learning Algorithm.” <text:span text:style-name="T12">Learning Algorithm - Amazon Machine Learning</text:span>, Amazon <text:span text:style-name="T13">Web Services</text:span>, 2017, <text:tab/>docs.aws.amazon.com/machine-learning/latest/dg/learning-algorithm.html</text:p>
      <text:p text:style-name="P13"/>
      <text:p text:style-name="P14">Acknowledgement</text:p>
      <text:p text:style-name="P20">Nancy L. Jensen – Academic Credit Advisor</text:p>
      <text:p text:style-name="P21"><text:span text:style-name="Emphasis"><text:span text:style-name="T16">Dr</text:span></text:span><text:span text:style-name="T16">. James A. </text:span><text:span text:style-name="Emphasis"><text:span text:style-name="T16">Subach – Faculty Adviso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color="#333333" officeooo:paragraph-rsid="0028af00"/>
    </style:style>
    <style:style style:name="MP2" style:family="paragraph" style:parent-style-name="Standard">
      <style:paragraph-properties fo:text-align="center" style:justify-single-word="false"/>
      <style:text-properties fo:color="#333333" fo:font-size="10pt" officeooo:rsid="0027fec3" officeooo:paragraph-rsid="0028af00" style:font-size-asian="10pt" style:font-size-complex="10pt"/>
    </style:style>
    <style:style style:name="MT1" style:family="text">
      <style:text-properties fo:font-size="10pt" officeooo:rsid="0027fec3" style:font-size-asian="10pt" style:font-size-complex="10pt"/>
    </style:style>
    <style:style style:name="MT2" style:family="text">
      <style:text-properties fo:font-size="10pt" officeooo:rsid="0028af00" style:font-size-asian="10pt" style:font-size-complex="10pt"/>
    </style:style>
    <style:style style:name="MT3" style:family="text"/>
    <style:style style:name="MT4" style:family="text">
      <style:text-properties officeooo:rsid="004ec86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Joshua </text:span><text:span text:style-name="MT2">D. </text:span><text:span text:style-name="MT1">Bowen <text:s/></text:span></text:p>
        <text:p text:style-name="MP2"><text:a xlink:type="simple" xlink:href="mailto:jdb567@nau.edu" text:style-name="Internet_20_link" text:visited-style-name="Visited_20_Internet_20_Link">jdb567@nau.edu</text:a> <text:span text:style-name="MT4">|</text:span> <text:s/>(402) 813-2356 <text:span text:style-name="MT4">|</text:span> <text:s/>http://joshuabowen.inf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13:54:35.235858946</meta:creation-date>
    <dc:date>2017-03-09T14:49:54.931347857</dc:date>
    <meta:editing-duration>P1DT2H22M23S</meta:editing-duration>
    <meta:editing-cycles>50</meta:editing-cycles>
    <meta:generator>LibreOffice/5.2.2.2$Linux_X86_64 LibreOffice_project/20m0$Build-2</meta:generator>
    <meta:document-statistic meta:table-count="0" meta:image-count="0" meta:object-count="0" meta:page-count="1" meta:paragraph-count="18" meta:word-count="329" meta:character-count="2394" meta:non-whitespace-character-count="2072"/>
  </office:meta>
</office:document-meta>
</file>